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1e258" officeooo:paragraph-rsid="0001e258"/>
    </style:style>
    <style:style style:name="P2" style:family="paragraph" style:parent-style-name="Text_20_body">
      <style:text-properties officeooo:rsid="00035525" officeooo:paragraph-rsid="00035525"/>
    </style:style>
    <style:style style:name="P3" style:family="paragraph" style:parent-style-name="Title">
      <style:text-properties officeooo:rsid="0001e258" officeooo:paragraph-rsid="0001e258"/>
    </style:style>
    <style:style style:name="T1" style:family="text">
      <style:text-properties officeooo:rsid="00035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nish University StackOverflow</text:p>
      <text:p text:style-name="P1"/>
      <text:p text:style-name="P1">Pages:</text:p>
      <text:p text:style-name="P2">RegisterPage – page to register on the platform</text:p>
      <text:p text:style-name="P2">LoginPage – page to login on the platform</text:p>
      <text:p text:style-name="P2">HomePage – Page with the newest posts</text:p>
      <text:p text:style-name="P2">- selecting a question will take you to the QuestionPage- page with the answers of the questions</text:p>
      <text:p text:style-name="P2">and here you can also upvote a answer and also answer the question.</text:p>
      <text:p text:style-name="P2">Account – Page with the account details</text:p>
      <text:p text:style-name="P2">MyQuestions – page with all the question posted by the current user</text:p>
      <text:p text:style-name="P2">Contact – Support page of the platform</text:p>
      <text:p text:style-name="P2">SignOut – Returns to LoginPage</text:p>
      <text:p text:style-name="P2">SearchBar – should take you to the ResultPage- page similar with the HomePage <text:span text:style-name="T1">on the enter event(not implemented yet).</text:span></text:p>
      <text:p text:style-name="P2"/>
      <text:p text:style-name="P2">For HomePage and ResultPage are also provided tags of the ques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20:37:25.724000000</meta:creation-date>
    <dc:date>2020-03-17T21:11:29.123000000</dc:date>
    <meta:editing-duration>PT1M12S</meta:editing-duration>
    <meta:editing-cycles>1</meta:editing-cycles>
    <meta:document-statistic meta:table-count="0" meta:image-count="0" meta:object-count="0" meta:page-count="1" meta:paragraph-count="13" meta:word-count="110" meta:character-count="686" meta:non-whitespace-character-count="581"/>
    <meta:generator>LibreOffice/6.3.3.2$Windows_X86_64 LibreOffice_project/a64200df03143b798afd1ec74a12ab50359878ed</meta:generator>
  </office:meta>
</office:document-meta>
</file>